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>
      <style:text-properties fo:color="#f10d0c"/>
    </style:style>
    <style:style style:name="P11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31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3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37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38" style:family="paragraph" style:parent-style-name="Standard" style:list-style-name="WWNum2">
      <style:paragraph-properties fo:margin-left="0.5in" fo:margin-right="0in" fo:text-indent="-0.25in" style:auto-text-indent="false"/>
      <style:text-properties fo:color="#000000"/>
    </style:style>
    <style:style style:name="P3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4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5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6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8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9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50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53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4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5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57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58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59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61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6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T1" style:family="text">
      <style:text-properties fo:color="#000000"/>
    </style:style>
    <style:style style:name="T2" style:family="text">
      <style:text-properties fo:color="#f10d0c"/>
    </style:style>
    <style:style style:name="T3" style:family="text">
      <style:text-properties fo:color="#f10d0c" officeooo:rsid="001e203a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officeooo:rsid="001c8d9d"/>
    </style:style>
    <style:style style:name="T8" style:family="text">
      <style:text-properties officeooo:rsid="001e203a"/>
    </style:style>
    <style:style style:name="T9" style:family="text">
      <style:text-properties officeooo:rsid="002ad6f5"/>
    </style:style>
    <style:style style:name="T10" style:family="text">
      <style:text-properties officeooo:rsid="002fb1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7082 Practice Midterm Exam</text:p>
      <text:list xml:id="list1452289846" text:style-name="WWNum3">
        <text:list-item>
          <text:p text:style-name="P11">In the Digital Signature Scheme discussed in Lectures specify the format of the input and outputs of each function and the number of bits required for each.</text:p>
        </text:list-item>
      </text:list>
      <text:p text:style-name="P57">Generate_keys:</text:p>
      <text:p text:style-name="P58">Inputs = secret_size (512 bits), large_safe_prime (512 bits), generator</text:p>
      <text:p text:style-name="P58">Outputs = secret_key (512), public_key (256)</text:p>
      <text:p text:style-name="P57">Sign:</text:p>
      <text:p text:style-name="P57"><text:tab/>Inputs = secret_key (512), message, large_safe_prime (512), generator</text:p>
      <text:p text:style-name="P57"><text:tab/>Outputs = signature (256 bits) computed with:</text:p>
      <text:p text:style-name="P59">(gen ^ ((msg - sk) % (prime - 1))) % prime</text:p>
      <text:p text:style-name="P60"><text:tab/><text:tab/>Verify:</text:p>
      <text:p text:style-name="P60"><text:tab/><text:tab/><text:tab/>Inputs = sig (256), pubkey (256), msg, generator, prime (512)</text:p>
      <text:p text:style-name="P60"><text:tab/><text:tab/><text:tab/>Outputs = true if <text:s text:c="2"/>(sig*pk) % prime == g ^ msg % p, false otherwise</text:p>
      <text:p text:style-name="P2"/>
      <text:list xml:id="list172003989605433" text:continue-numbering="true" text:style-name="WWNum3">
        <text:list-item>
          <text:p text:style-name="P12">Which of the following statements are true about the Digital Signature scheme based on Discrete Logarithm as discussed in Lectures ?</text:p>
          <text:list>
            <text:list-item>
              <text:p text:style-name="P44">The scheme is determined based on a choice of a multiplicative group of integers modulo a prime number and a generating element in the group.</text:p>
            </text:list-item>
            <text:list-item>
              <text:p text:style-name="P44">The signing requires the fast computing of exponentials of the generating element - g to the power x, for an arbitrary value x.</text:p>
            </text:list-item>
            <text:list-item>
              <text:p text:style-name="P44">The both signing and verifying requires the fast computing of division and remainder of pairs of large integers.</text:p>
            </text:list-item>
            <text:list-item>
              <text:p text:style-name="P47">The signing algorithm requires the fast computing of square roots of large integers. <text:span text:style-name="T9">False</text:span></text:p>
            </text:list-item>
            <text:list-item>
              <text:p text:style-name="P44">The signing algorithm requires fast and secure random number generation.</text:p>
            </text:list-item>
            <text:list-item>
              <text:p text:style-name="P52">Verifying a digital signature requires both the <text:span text:style-name="T2">public</text:span> and secret keys. <text:span text:style-name="T9">False</text:span></text:p>
            </text:list-item>
          </text:list>
        </text:list-item>
        <text:list-item>
          <text:p text:style-name="P16">Which of the following statements are true of the SHA-256 hash function?</text:p>
        </text:list-item>
      </text:list>
      <text:list xml:id="list678456992" text:style-name="WWNum15">
        <text:list-item>
          <text:p text:style-name="P48">There is a proof that there is no fast way to find hash collisions.</text:p>
        </text:list-item>
        <text:list-item>
          <text:p text:style-name="P46">No collisions have ever been publicly found.</text:p>
        </text:list-item>
        <text:list-item>
          <text:p text:style-name="P48">There is a proof that there exist no hash collisions. <text:span text:style-name="T9">False</text:span></text:p>
        </text:list-item>
        <text:list-item>
          <text:p text:style-name="P48">There is a proof that there exists an unbounded number of hash collisions.</text:p>
        </text:list-item>
        <text:list-item>
          <text:p text:style-name="P46">There is evidence that collisions are hard to find.</text:p>
        </text:list-item>
        <text:list-item>
          <text:p text:style-name="P48">Collisions can be practically found using quantum computers.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61">a. The type of hash function used can impact the security of the blockchain</text:p>
      <text:p text:style-name="P61">b. Hash functions are needed for encoding blockchain headers</text:p>
      <text:p text:style-name="P61">c. Hash functions are needed for encoding blockchain blockwide transaction trees. - <text:span text:style-name="T7">Merkle Trees</text:span></text:p>
      <text:p text:style-name="P6">d. Hash functions are needed for producing digital signature keys. -- genkeys()</text:p>
      <text:p text:style-name="P6">e. Hash functions are needed for verifying digital signatures of large documents, say 1 Gigabyte.</text:p>
      <text:p text:style-name="P6">f. Hash functions are needed for verifying digital signatures of small documents, say 100 bytes.</text:p>
      <text:p text:style-name="P8"><text:soft-page-break/></text:p>
      <text:p text:style-name="Standard"><text:span text:style-name="T1">5. Which of the following are t</text:span>rue about multiplicative groups of integers mod n?</text:p>
      <text:list xml:id="list2487363848" text:style-name="WWNum10">
        <text:list-item>
          <text:p text:style-name="P28">They can be formed by considering all integers modulo a chosen prime number. <text:span text:style-name="T2">--</text:span><text:span text:style-name="T3">Co-primes only</text:span></text:p>
        </text:list-item>
        <text:list-item>
          <text:p text:style-name="P36">Always have an identity element called 1.</text:p>
        </text:list-item>
        <text:list-item>
          <text:p text:style-name="P28"><text:span text:style-name="T2">Always have a single generating element</text:span> ?? <text:span text:style-name="T8">at least one</text:span></text:p>
        </text:list-item>
        <text:list-item>
          <text:p text:style-name="P28">Multiplication of two elements always produces another element in set.</text:p>
        </text:list-item>
        <text:list-item>
          <text:p text:style-name="P28">Can always be easily enumerated like an iterable</text:p>
        </text:list-item>
        <text:list-item>
          <text:p text:style-name="P36">Always have multiplicative inverses</text:p>
        </text:list-item>
      </text:list>
      <text:p text:style-name="Standard"/>
      <text:p text:style-name="Standard">6. In the Byzantine Generals Problem</text:p>
      <text:list xml:id="list298843631" text:style-name="WWNum5">
        <text:list-item>
          <text:p text:style-name="P29">What can a traitor general do assuming a Byzantine fault? <text:span text:style-name="T2">-- </text:span><text:span text:style-name="T4">He will provide conflicting replies to the other generals – </text:span><text:span text:style-name="T5">he tries to get all generals to disagree</text:span></text:p>
        </text:list-item>
        <text:list-item>
          <text:p text:style-name="P31">How many traitor generals can there be and still guarantee a solution? </text:p>
          <text:p text:style-name="P31"><text:span text:style-name="T5">There </text:span><text:span text:style-name="T6">must be at least 3m + 1 total generals where m is the number of traitors</text:span></text:p>
        </text:list-item>
        <text:list-item>
          <text:p text:style-name="P30">How many traitor generals can there be and still guarantee a solution when communications are signed with digital signatures? <text:span text:style-name="T4">m traitors + 2 loyal – </text:span><text:span text:style-name="T5">as long as there are 2 loyal generals, a solution is guaranteed</text:span>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4145196803" text:style-name="WWNum2">
        <text:list-item>
          <text:p text:style-name="P32">N times the size of the secret key</text:p>
        </text:list-item>
        <text:list-item>
          <text:p text:style-name="P37">K times the size of the secret key</text:p>
        </text:list-item>
        <text:list-item>
          <text:p text:style-name="P32">1/K times the size of the secret key </text:p>
        </text:list-item>
        <text:list-item>
          <text:p text:style-name="P38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3285913" text:style-name="WWNum12">
        <text:list-item>
          <text:list>
            <text:list-item>
              <text:p text:style-name="P45">Detecting deletion of a block.</text:p>
            </text:list-item>
            <text:list-item>
              <text:p text:style-name="P45">Detecting the Insertion of one or more block into the chain.</text:p>
            </text:list-item>
            <text:list-item>
              <text:p text:style-name="P45">Detecting a Re-ordering of blocks\</text:p>
            </text:list-item>
            <text:list-item>
              <text:p text:style-name="P45">Detecting a modification of transaction data within a block.</text:p>
            </text:list-item>
            <text:list-item>
              <text:p text:style-name="P49">Detecting tampering with or any changing of the hash function used for different parts of the blockchain.</text:p>
            </text:list-item>
          </text:list>
        </text:list-item>
      </text:list>
      <text:p text:style-name="P10"/>
      <text:p text:style-name="P3">9. <text:s/>Assume that you generate numerous public keys for yourself all using hierarchical key generation. You use them online in a blockchain (e.g. BitCoin). Check all that apply.</text:p>
      <text:list xml:id="list2775201029" text:style-name="WWNum6">
        <text:list-item>
          <text:list>
            <text:list-item>
              <text:p text:style-name="P56">It is essential for security to have a good source of randomness for key generation.</text:p>
            </text:list-item>
            <text:list-item>
              <text:p text:style-name="P50">An adversary that deduces any of your secret keys may take control of all your identities.</text:p>
            </text:list-item>
            <text:list-item>
              <text:p text:style-name="P50"><text:span text:style-name="T2">Adversaries can not know all the identities belong to you even by analyzing your </text:span><text:soft-page-break/><text:span text:style-name="T2">activity patterns.</text:span> <text:s/>??</text:p>
            </text:list-item>
            <text:list-item>
              <text:p text:style-name="P50">It is not possible to keep most of your secret keys off-line. <text:span text:style-name="T10">False</text:span></text:p>
            </text:list-item>
            <text:list-item>
              <text:p text:style-name="P54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61">a. Peer Nodes in the network may crash</text:p>
      <text:p text:style-name="P61">b. Peer Nodes in the network may be malicious</text:p>
      <text:p text:style-name="P61">c. Peer Nodes in the network may be taken over by malware</text:p>
      <text:p text:style-name="P61">d. Encrypted messages may be intercepted and decrypted</text:p>
      <text:p text:style-name="P5">e. Verifying Digital signatures is computationally difficult</text:p>
      <text:p text:style-name="P61">f. In a distributed system there is no 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61">b. Bitcoin relies on proof-of work computed by Nodes</text:p>
      <text:p text:style-name="P61">c. Bitcoin relies on financial incentives offered to Nodes</text:p>
      <text:p text:style-name="P61">d. In BitCoin only 51% of nodes have to eventually reach consensus</text:p>
      <text:p text:style-name="P5">e. The order of blocks doesn’t matter for consensus in BitCoin.</text:p>
      <text:p text:style-name="P5"/>
      <text:p text:style-name="P4">12. In a Peer-to-peer blockchain network what can a malicious node do?</text:p>
      <text:list xml:id="list20220745" text:style-name="WWNum13">
        <text:list-item>
          <text:p text:style-name="P33">Prevent a valid transaction from being validated</text:p>
        </text:list-item>
        <text:list-item>
          <text:p text:style-name="P33">Prevent a valid transaction from appearing on chain</text:p>
        </text:list-item>
        <text:list-item>
          <text:p text:style-name="P33">Prevent a valid transaction from gaining many confirmations</text:p>
        </text:list-item>
        <text:list-item>
          <text:p text:style-name="P33">Ignore the longest valid branch rule when proposing a new block</text:p>
        </text:list-item>
        <text:list-item>
          <text:p text:style-name="P33">Place encrypted messages into the blockchain</text:p>
        </text:list-item>
        <text:list-item>
          <text:p text:style-name="P33">Create valid transactions originating from someone else’s address </text:p>
        </text:list-item>
        <text:list-item>
          <text:p text:style-name="P33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7"><text:span text:style-name="T2">a. Forces miners to compete in race for right to add blocks to the blockchai</text:span>n</text:p>
      <text:p text:style-name="P7">b. Mitigates the problem of Sybil attacks by making it impossible for one miner to pretend to be many different miners.</text:p>
      <text:p text:style-name="P7">c. Makes it impossible for miners to be anonymous</text:p>
      <text:p text:style-name="P7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683194391" text:style-name="WWNum8">
        <text:list-item>
          <text:p text:style-name="P34">There is probability more than 50% that next block appears by time t + 10 minutes</text:p>
        </text:list-item>
        <text:list-item>
          <text:p text:style-name="P35">The probability is less than 50% that next block appears by time t + 10 minutes.</text:p>
        </text:list-item>
        <text:list-item>
          <text:p text:style-name="P35">Roughly 80% of the time the next block will appear within t+15 minutes </text:p>
        </text:list-item>
        <text:list-item>
          <text:p text:style-name="P35">There is a very small, but significant probability that the next block will appear after t+30 minutes</text:p>
        </text:list-item>
        <text:list-item>
          <text:p text:style-name="P35"><text:soft-page-break/>The time that the next block appears is only determined by the hashrate of the network and pure chance.</text:p>
        </text:list-item>
      </text:list>
      <text:p text:style-name="Standard">15. A 51% attacker on the BitCoin network can potentially do which of the following.</text:p>
      <text:list xml:id="list3571259327" text:style-name="WWNum4">
        <text:list-item>
          <text:p text:style-name="P13">Spend and steal coins from an existing address</text:p>
        </text:list-item>
        <text:list-item>
          <text:p text:style-name="P24">Create double spend attacks</text:p>
        </text:list-item>
        <text:list-item>
          <text:p text:style-name="P17">Make mining unprofitable for goodnodes.</text:p>
        </text:list-item>
        <text:list-item>
          <text:p text:style-name="P17">Change the block reward in their favor</text:p>
        </text:list-item>
        <text:list-item>
          <text:p text:style-name="P17">Crash the rest of the entire network</text:p>
        </text:list-item>
        <text:list-item>
          <text:p text:style-name="P39">Filter or Suppress particular transactions from the block chain</text:p>
        </text:list-item>
      </text:list>
      <text:p text:style-name="Standard">16. <text:s/>Select all statements that are true.</text:p>
      <text:list xml:id="list887918154" text:style-name="WWNum1">
        <text:list-item>
          <text:p text:style-name="P14">51% attacks are difficult to launch because an adversary would need to control more than half of the active nodes on the Bitcoin network</text:p>
        </text:list-item>
        <text:list-item>
          <text:p text:style-name="P25">51% attacks are difficult to launch because an adversary would need to control more than half the current computing power or hashrate of the network</text:p>
        </text:list-item>
        <text:list-item>
          <text:p text:style-name="P18">51% attacks are difficult because IP addresses are difficult to forge</text:p>
        </text:list-item>
        <text:list-item>
          <text:p text:style-name="P18"><text:span text:style-name="T2">Proof-of-work is essential for preventing sybil attacks on the Bitcoin blockchai</text:span>n</text:p>
        </text:list-item>
        <text:list-item>
          <text:p text:style-name="P25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40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108122176" text:style-name="WWNum9">
        <text:list-item>
          <text:p text:style-name="P22">One signature that covers multiple inputs</text:p>
        </text:list-item>
        <text:list-item>
          <text:p text:style-name="P26">One signature for each of the inputs</text:p>
        </text:list-item>
        <text:list-item>
          <text:p text:style-name="P19">One signature that covers all the outputs</text:p>
        </text:list-item>
        <text:list-item>
          <text:p text:style-name="P19">One signature for each of the outputs</text:p>
        </text:list-item>
        <text:list-item>
          <text:p text:style-name="P19">One signature for the transaction covering all inputs and outputs</text:p>
        </text:list-item>
        <text:list-item>
          <text:p text:style-name="P41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3814690642" text:style-name="WWNum14">
        <text:list-item>
          <text:p text:style-name="P23">Looping</text:p>
        </text:list-item>
        <text:list-item>
          <text:p text:style-name="P20">Conditionals</text:p>
        </text:list-item>
        <text:list-item>
          <text:p text:style-name="P27">Signature verification</text:p>
        </text:list-item>
        <text:list-item>
          <text:p text:style-name="P20">Recursion</text:p>
        </text:list-item>
        <text:list-item>
          <text:p text:style-name="P20">Hashing</text:p>
        </text:list-item>
        <text:list-item>
          <text:p text:style-name="P42">Arithmetic</text:p>
        </text:list-item>
      </text:list>
      <text:p text:style-name="P3">19. <text:s/>BitCoin Blocks contain a (Merkle) tree of transactions instead of a flat list because: (check all that apply)</text:p>
      <text:p text:style-name="P62">a. It results in smaller block size</text:p>
      <text:p text:style-name="P7">b. It’s easier to insert into a tree then it is a list</text:p>
      <text:p text:style-name="P62">c. It enables efficiently proving that a transaction is included in a block</text:p>
      <text:p text:style-name="P7">d. It enables efficient pruning of spent transactions</text:p>
      <text:p text:style-name="P3">20. If two conflicting, double spending transactions A → B and A → C are both broadcast almost <text:soft-page-break/>simultaneously from different nodes, what determines which one will eventually end up in the block chain? (check all that apply)</text:p>
      <text:list xml:id="list1497042970" text:style-name="WWNum11">
        <text:list-item>
          <text:list>
            <text:list-item>
              <text:p text:style-name="P55">The transaction that reaches the majority of nodes first will win</text:p>
            </text:list-item>
            <text:list-item>
              <text:p text:style-name="P51">The transaction that was broadcast first will win</text:p>
            </text:list-item>
            <text:list-item>
              <text:p text:style-name="P51">The miner who finds the next block will likely resolve the tie by including one of the transactions in the block</text:p>
            </text:list-item>
            <text:list-item>
              <text:p text:style-name="P53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3224667459" text:style-name="WWNum7">
        <text:list-item>
          <text:p text:style-name="P15">Wallets represent an identity-address that stores unspent bitcoins.</text:p>
        </text:list-item>
        <text:list-item>
          <text:p text:style-name="P21">Wallets have software that helps store an individual's Bitcoin addresses and keys</text:p>
        </text:list-item>
        <text:list-item>
          <text:p text:style-name="P21">Wallets contain mining software.</text:p>
        </text:list-item>
        <text:list-item>
          <text:p text:style-name="P21">Wallets are needed for online exchanges where people acquire bitcoins.</text:p>
        </text:list-item>
        <text:list-item>
          <text:p text:style-name="P43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61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3T17:20:03.323306925</dc:date>
    <meta:editing-duration>PT2H44M17S</meta:editing-duration>
    <meta:editing-cycles>26</meta:editing-cycles>
    <meta:document-statistic meta:table-count="0" meta:image-count="0" meta:object-count="0" meta:page-count="5" meta:paragraph-count="145" meta:word-count="1853" meta:character-count="10650" meta:non-whitespace-character-count="8998"/>
  </office:meta>
</office:document-meta>
</file>